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Type.get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Type.setElementType( QNam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Type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.setRequired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Type.XMLSchemaType( String xml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